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21000000C4FA967296.png"/>
  <manifest:file-entry manifest:media-type="image/png" manifest:full-path="Pictures/10000201000001B700000049A378D736.png"/>
  <manifest:file-entry manifest:media-type="image/png" manifest:full-path="Pictures/10000201000001C900000053BCBF5A37.png"/>
  <manifest:file-entry manifest:media-type="image/png" manifest:full-path="Pictures/10000201000001A50000007D6016F6CE.png"/>
  <manifest:file-entry manifest:media-type="image/png" manifest:full-path="Pictures/100002010000027F0000004D48F85DD5.png"/>
  <manifest:file-entry manifest:media-type="image/png" manifest:full-path="Pictures/100002010000019F00000049ECF8C76F.png"/>
  <manifest:file-entry manifest:media-type="image/png" manifest:full-path="Pictures/100002010000029700000046039E7E2F.png"/>
  <manifest:file-entry manifest:media-type="image/png" manifest:full-path="Pictures/10000201000001E700000051EA267DC2.png"/>
  <manifest:file-entry manifest:media-type="image/png" manifest:full-path="Pictures/100002010000023A0000004434E3E1FF.png"/>
  <manifest:file-entry manifest:media-type="image/png" manifest:full-path="Pictures/10000201000001C000000040F4C320B3.png"/>
  <manifest:file-entry manifest:media-type="image/png" manifest:full-path="Pictures/10000201000002CF00000054058E79AA.png"/>
  <manifest:file-entry manifest:media-type="image/png" manifest:full-path="Pictures/1000020100000204000000563FCDF17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1.</text:p>
      <text:p text:style-name="P1"><draw:frame draw:style-name="fr1" draw:name="gráficos1" text:anchor-type="paragraph" svg:width="13.654cm" svg:height="2.275cm" draw:z-index="0"><draw:image xlink:href="Pictures/1000020100000204000000563FCDF17A.png" xlink:type="simple" xlink:show="embed" xlink:actuate="onLoad"/></draw:frame></text:p>
      <text:p text:style-name="P1"/>
      <text:p text:style-name="P1">2.</text:p>
      <text:p text:style-name="P1"><draw:frame draw:style-name="fr1" draw:name="gráficos2" text:anchor-type="paragraph" svg:width="12.887cm" svg:height="2.143cm" draw:z-index="1"><draw:image xlink:href="Pictures/10000201000001E700000051EA267DC2.png" xlink:type="simple" xlink:show="embed" xlink:actuate="onLoad"/></draw:frame></text:p>
      <text:p text:style-name="P1"/>
      <text:p text:style-name="P1">3.</text:p>
      <text:p text:style-name="P1"><draw:frame draw:style-name="fr1" draw:name="gráficos3" text:anchor-type="paragraph" svg:width="12.093cm" svg:height="2.196cm" draw:z-index="2"><draw:image xlink:href="Pictures/10000201000001C900000053BCBF5A37.png" xlink:type="simple" xlink:show="embed" xlink:actuate="onLoad"/></draw:frame></text:p>
      <text:p text:style-name="P1"/>
      <text:p text:style-name="P1">4.</text:p>
      <text:p text:style-name="P1"><draw:frame draw:style-name="fr1" draw:name="gráficos4" text:anchor-type="paragraph" svg:width="16.499cm" svg:height="1.762cm" draw:z-index="3"><draw:image xlink:href="Pictures/10000201000002CF00000054058E79AA.png" xlink:type="simple" xlink:show="embed" xlink:actuate="onLoad"/></draw:frame></text:p>
      <text:p text:style-name="P1"/>
      <text:p text:style-name="P1">5.</text:p>
      <text:p text:style-name="P1"><draw:frame draw:style-name="fr2" draw:name="gráficos5" text:anchor-type="paragraph" svg:width="16.826cm" svg:height="1.794cm" draw:z-index="4"><draw:image xlink:href="Pictures/100002010000029700000046039E7E2F.png" xlink:type="simple" xlink:show="embed" xlink:actuate="onLoad"/></draw:frame></text:p>
      <text:p text:style-name="P1"/>
      <text:p text:style-name="P1">6.</text:p>
      <text:p text:style-name="P1"><draw:frame draw:style-name="fr1" draw:name="gráficos6" text:anchor-type="paragraph" svg:width="16.909cm" svg:height="2.037cm" draw:z-index="5"><draw:image xlink:href="Pictures/100002010000027F0000004D48F85DD5.png" xlink:type="simple" xlink:show="embed" xlink:actuate="onLoad"/></draw:frame></text:p>
      <text:p text:style-name="P1"/>
      <text:p text:style-name="P1">7.</text:p>
      <text:p text:style-name="P1"><draw:frame draw:style-name="fr1" draw:name="gráficos7" text:anchor-type="paragraph" svg:width="11.615cm" svg:height="1.931cm" draw:z-index="6"><draw:image xlink:href="Pictures/10000201000001B700000049A378D736.png" xlink:type="simple" xlink:show="embed" xlink:actuate="onLoad"/></draw:frame></text:p>
      <text:p text:style-name="P1"/>
      <text:p text:style-name="P1"/>
      <text:p text:style-name="P1"><text:soft-page-break/></text:p>
      <text:p text:style-name="P1">8.</text:p>
      <text:p text:style-name="P1"><draw:frame draw:style-name="fr1" draw:name="gráficos8" text:anchor-type="paragraph" svg:width="11.853cm" svg:height="1.693cm" draw:z-index="7"><draw:image xlink:href="Pictures/10000201000001C000000040F4C320B3.png" xlink:type="simple" xlink:show="embed" xlink:actuate="onLoad"/></draw:frame></text:p>
      <text:p text:style-name="P1"/>
      <text:p text:style-name="P1">9.</text:p>
      <text:p text:style-name="P1"><draw:frame draw:style-name="fr1" draw:name="gráficos9" text:anchor-type="paragraph" svg:width="15.083cm" svg:height="1.799cm" draw:z-index="8"><draw:image xlink:href="Pictures/100002010000023A0000004434E3E1FF.png" xlink:type="simple" xlink:show="embed" xlink:actuate="onLoad"/></draw:frame></text:p>
      <text:p text:style-name="P1"/>
      <text:p text:style-name="P1">10.</text:p>
      <text:p text:style-name="P1"><draw:frame draw:style-name="fr1" draw:name="gráficos10" text:anchor-type="paragraph" svg:width="14.422cm" svg:height="5.186cm" draw:z-index="9"><draw:image xlink:href="Pictures/1000020100000221000000C4FA967296.png" xlink:type="simple" xlink:show="embed" xlink:actuate="onLoad"/></draw:frame></text:p>
      <text:p text:style-name="P1"/>
      <text:p text:style-name="P1">11.</text:p>
      <text:p text:style-name="P1"><draw:frame draw:style-name="fr1" draw:name="gráficos11" text:anchor-type="paragraph" svg:width="10.98cm" svg:height="1.931cm" draw:z-index="10"><draw:image xlink:href="Pictures/100002010000019F00000049ECF8C76F.png" xlink:type="simple" xlink:show="embed" xlink:actuate="onLoad"/></draw:frame></text:p>
      <text:p text:style-name="P1"/>
      <text:p text:style-name="P1">12.</text:p>
      <text:p text:style-name="P1"><draw:frame draw:style-name="fr1" draw:name="gráficos12" text:anchor-type="paragraph" svg:width="11.141cm" svg:height="3.307cm" draw:z-index="11"><draw:image xlink:href="Pictures/10000201000001A50000007D6016F6C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50S</meta:editing-duration>
    <meta:editing-cycles>3</meta:editing-cycles>
    <meta:generator>OpenOffice/4.1.6$Win32 OpenOffice.org_project/416m1$Build-9790</meta:generator>
    <dc:date>2020-05-11T23:30:40.47</dc:date>
    <meta:document-statistic meta:table-count="0" meta:image-count="12" meta:object-count="0" meta:page-count="2" meta:paragraph-count="12" meta:word-count="12" meta:character-count="27"/>
    <meta:user-defined meta:name="Info 1"/>
    <meta:user-defined meta:name="Info 2"/>
    <meta:user-defined meta:name="Info 3"/>
    <meta:user-defined meta:name="Info 4"/>
  </office:meta>
</office:document-meta>
</file>